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list-style-name="WWNum1"/>
    <style:style style:name="P2" style:family="paragraph" style:parent-style-name="Exalted">
      <style:paragraph-properties fo:margin-top="0in" fo:margin-bottom="0.1in" style:contextual-spacing="false" fo:line-height="100%" fo:text-align="start" style:justify-single-word="false" fo:orphans="2" fo:widows="2" style:writing-mode="lr-tb"/>
    </style:style>
    <style:style style:name="P3" style:family="paragraph" style:parent-style-name="Exalted">
      <style:paragraph-properties fo:margin-top="0in" fo:margin-bottom="0.1in" style:contextual-spacing="false" fo:text-align="end" style:justify-single-word="false"/>
    </style:style>
    <style:style style:name="P4" style:family="paragraph" style:parent-style-name="Exalted" style:list-style-name="WWNum1">
      <style:paragraph-properties fo:margin-top="0in" fo:margin-bottom="0in" style:contextual-spacing="false"/>
    </style:style>
    <style:style style:name="P5" style:family="paragraph" style:parent-style-name="Exalted">
      <style:paragraph-properties fo:margin-top="0in" fo:margin-bottom="0.0799in" style:contextual-spacing="false"/>
    </style:style>
    <style:style style:name="P6" style:family="paragraph" style:parent-style-name="Greater_20_Charm">
      <style:paragraph-properties fo:break-before="column"/>
    </style:style>
    <style:style style:name="P7" style:family="paragraph" style:parent-style-name="Heading_20_1" style:master-page-name="First_20_Page">
      <style:paragraph-properties fo:text-align="center" style:justify-single-word="false" style:page-number="1"/>
    </style:style>
    <style:style style:name="P8" style:family="paragraph" style:parent-style-name="Heading_20_2">
      <style:paragraph-properties fo:break-before="page"/>
    </style:style>
    <style:style style:name="P9" style:family="paragraph" style:parent-style-name="Heading_20_2">
      <style:paragraph-properties fo:text-align="start" style:justify-single-word="false" fo:break-before="page"/>
    </style:style>
    <style:style style:name="P10"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45818e" loext:opacity="100%"/>
    </style:style>
    <style:style style:name="T5" style:family="text">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T6" style:family="text">
      <style:text-properties fo:color="#0b5394" loext:opacity="100%" style:font-name="Envision Roman1"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T7" style:family="text">
      <style:text-properties fo:color="#55308d" loext:opacity="100%" fo:font-size="16pt" style:text-underline-style="none" style:font-size-asian="16pt" style:font-size-complex="16pt"/>
    </style:style>
    <style:style style:name="T8" style:family="text">
      <style:text-properties fo:color="#1155cc" loext:opacity="100%" style:text-underline-style="solid" style:text-underline-width="auto" style:text-underline-color="font-color"/>
    </style:style>
    <style:style style:name="T9" style:family="text">
      <style:text-properties style:text-underline-style="solid" style:text-underline-type="double" style:text-underline-width="auto" style:text-underline-color="font-color"/>
    </style:style>
    <style:style style:name="T10"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3">bladed chakram</text:span> is exactly what they need.</text:p>
        <text:h text:style-name="Heading_20_3" text:outline-level="3">Weapons</text:h>
        <text:p text:style-name="Exalted">[[Need to give a listing of example weapons types. These will be used for Attack Ability Specialities…</text:p>
        <text:p text:style-name="Exalted"><text:span text:style-name="T2">Melee</text:span></text:p>
        <text:list xml:id="list1416314219" text:style-name="WWNum1">
          <text:list-item>
            <text:p text:style-name="P4">Swords (All bladed-type weapons)</text:p>
          </text:list-item>
          <text:list-item>
            <text:p text:style-name="P4">Clubs (All Blunt-type weapons)</text:p>
          </text:list-item>
          <text:list-item>
            <text:p text:style-name="P4">Staff</text:p>
          </text:list-item>
          <text:list-item>
            <text:p text:style-name="P1">Note how “Spears” is a Staff with a blade, that can also be thrown like a Javelin.</text:p>
          </text:list-item>
          <text:list-item>
            <text:p text:style-name="P4">Throwing Disks (Chakram, shields)</text:p>
          </text:list-item>
        </text:list>
        <text:h text:style-name="Heading_20_2" text:outline-level="2">Merits</text:h>
        <text:h text:style-name="Heading_20_3" text:outline-level="3">Master Stylist (3)<office:annotation><dc:creator>Samuel Smith</dc:creator><dc:date>2020-09-15T01:55:15</dc:date><text:p><text:span text:style-name="T10">I don't know about this. I'll have to come back to it later.</text:span></text:p></office:annotation></text:h>
        <text:p text:style-name="Exalted"><text:span text:style-name="T2">Mortal Only</text:span></text:p>
        <text:p text:style-name="Exalted">The Stylist has managed to master their Martial Arts beyond what should be possible for any Mortal. They may learn and use Lesser Techniques of the chosen style, so long as they meet the Ability Requirements for this.</text:p>
        <text:p text:style-name="Exalted">The Stylist gains <text:s/>a pool of 8 Peripheral Motes that may only be used for their chosen style.</text:p>
        <text:h text:style-name="Heading_20_1" text:outline-level="1"/>
        <text:h text:style-name="P8" text:outline-level="2">Snake Style</text:h>
        <text:p text:style-name="Exalted"><text:span text:style-name="T2">Abilities</text:span> <text:tab/>Brawl, Dodge<text:line-break/><text:span text:style-name="T2">Weapons</text:span><text:tab/>Unarmed, Needles<text:line-break/><text:span text:style-name="T2">Armor</text:span><text:tab/><text:tab/>Unarmored, Light</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attack a character who has not acted yet this round, they also gain <text:span text:style-name="T2">+2 Attack Dice</text:span>.</text:p>
        <text:h text:style-name="Heading_20_4" text:outline-level="4"><text:span text:style-name="T4">Hand Needles</text:span></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p text:style-name="Exalted"/>
        <text:h text:style-name="Greater_20_Charm" text:outline-level="9"><text:span text:style-name="T5">Lesser Techniques</text:span></text:h>
        <text:h text:style-name="Heading_20_3" text:outline-level="3">Armor-Penetrating Fang</text:h>
        <text:p text:style-name="Exalted"><text:span text:style-name="T2">Cost: </text:span>3m, 1i; <text:span text:style-name="T2">Mins:</text:span> Brawl 2<text:line-break/><text:span text:style-name="T2">Type: </text:span>Supplemental<text:line-break/><text:span text:style-name="T2">Duration: </text:span>Instant</text:p>
        <text:p text:style-name="Exalted">The Stylist knows how to precisely strike to deliver their devastating results, whether it be between joints in armor or in targeted weak spots.. Their attack becomes <text:span text:style-name="T2">Unsoakable.</text:span></text:p>
        <text:h text:style-name="Heading_20_3" text:outline-level="3">Crippling Pressure-Point Strike</text:h>
        <text:p text:style-name="Exalted"><text:span text:style-name="T2">Cost: </text:span>3m, 2i; <text:span text:style-name="T2">Mins:</text:span> Brawl 3<text:line-break/><text:span text:style-name="T2">Type: </text:span>Supplemental<text:line-break/><text:span text:style-name="T2">Duration: </text:span>Instant</text:p>
        <text:p text:style-name="Exalted">On a successful Decisive Action, the Stylist rapidly jabs at their Target’s nerve clusters and pressure points, numbing and deadening portions of their target’s body.</text:p>
        <text:p text:style-name="Exalted">The Stylist deals no <text:span text:style-name="T2">Base Damage</text:span> on their attack, but may either blind one of the senses or paralyze one limb of the target for (Essence) + 1 Rounds.</text:p>
        <text:h text:style-name="Heading_20_3" text:outline-level="3">Rhythm-Interrupting Venom</text:h>
        <text:p text:style-name="Exalted"><text:span text:style-name="T2">Cost: </text:span>2m; <text:span text:style-name="T2">Mins:</text:span> Brawl 3<text:line-break/><text:span text:style-name="T2">Type: </text:span>Supplemental<text:line-break/><text:span text:style-name="T2">Duration: </text:span>Instant</text:p>
        <text:p text:style-name="Exalted">On a successful attack, the Stylist disrupts the momentum and motions of their target, instantly reducing the target’s Initiative by 5.</text:p>
        <text:h text:style-name="P6" text:outline-level="9"><text:span text:style-name="T5">Greater Techniques</text:span></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he target of a successful attack,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8"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p text:style-name="Exalted"/>
        <text:h text:style-name="Greater_20_Charm" text:outline-level="9"><text:span text:style-name="T5">Lesser Techniques</text:span></text:h>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6" text:outline-level="9"><text:span text:style-name="T5">Greater Techniques</text:span></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8"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10" svg:width="7.5031in" svg:height="0.024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10" svg:width="7.5031in" svg:height="0.024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9" text:outline-level="2">Octarine Angles of Impossibility</text:h>
        <text:p text:style-name="Exalted">Based on<text:a xlink:type="simple" xlink:href="http://forum.theonyxpath.com/forum/main-category/exalted/326098-sma-octarine-angles-of-impossibility" text:style-name="Default_20_Style" text:visited-style-name="Default_20_Style"><text:span text:style-name="T8">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3">nothing</text:span>, that which cannot exist in reality.</text:p>
        <text:p text:style-name="Exalted">The Stylist is able to space and compress it in a sheering manner around enemies, which is considered a <text:span text:style-name="T2">Ranged Light</text:span> <text:span text:style-name="T2">Weapon </text:span>(+2 Acc, +1 Dmg). This uses an Int + Lore Attack.</text:p>
        <text:p text:style-name="Exalted">The Stylist’s anima becomes fractured and twisted, as if seen through broken glass.</text:p>
        <text:h text:style-name="Greater_20_Charm" text:outline-level="9"><text:span text:style-name="T5">Lesser Techniques</text:span></text:h>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3">nothing</text:span>, having no properties, cannot contain <text:span text:style-name="T3">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6" text:outline-level="9"><text:span text:style-name="T5">Greater Techniques</text:span></text:h>
        <text:p text:style-name="Exalted"/>
        <text:p text:style-name="Exalted"/>
        <text:h text:style-name="P8" text:outline-level="2">Magma Kraken</text:h>
        <text:p text:style-name="P5">The Sorcerer summons the great kraken of the Deeps to attack their foes, using its blazing fire tendrils for their combat Prowess.</text:p>
      </text:section>
      <text:section text:style-name="Sect2" text:name="Section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46:44</dc:date>
    <meta:editing-cycles>24</meta:editing-cycles>
    <meta:editing-duration>PT2H49M</meta:editing-duration>
    <meta:generator>LibreOffice/7.0.2.2$Windows_X86_64 LibreOffice_project/8349ace3c3162073abd90d81fd06dcfb6b36b994</meta:generator>
    <meta:document-statistic meta:table-count="0" meta:image-count="0" meta:object-count="0" meta:page-count="6" meta:paragraph-count="110" meta:word-count="1588" meta:character-count="9810" meta:non-whitespace-character-count="8309"/>
  </office:meta>
</office:document-meta>
</file>